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DaoImpl.ge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DaoImpl.MessageDaoImpl( SessionManager sessionManager , HMessage h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DaoImpl.setType( QNam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DaoImpl.getDat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DaoImpl.getHe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DaoImpl.setData( Elemen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DaoImpl.setHeader( Elemen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